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a5e" officeooo:paragraph-rsid="0003ea5e"/>
    </style:style>
    <style:style style:name="P2" style:family="paragraph" style:parent-style-name="Standard">
      <style:paragraph-properties fo:text-align="center" style:justify-single-word="false"/>
      <style:text-properties fo:font-size="15pt" officeooo:rsid="0003ea5e" officeooo:paragraph-rsid="0003ea5e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3ea5e" officeooo:paragraph-rsid="0003ea5e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3ea5e" officeooo:paragraph-rsid="0003ea5e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officeooo:rsid="0003ea5e" officeooo:paragraph-rsid="0003ea5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3ea5e" officeooo:paragraph-rsid="0005d73d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3ea5e" officeooo:paragraph-rsid="0003ea5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5d73d" officeooo:paragraph-rsid="0005d73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d73d" officeooo:paragraph-rsid="0005d73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d73d" officeooo:paragraph-rsid="0005d73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3ea5e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05d73d" officeooo:paragraph-rsid="0005d73d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05d73d" officeooo:paragraph-rsid="0005d73d" style:font-size-asian="11.3500003814697pt" style:font-weight-asian="normal" style:font-size-complex="13pt" style:font-weight-complex="normal"/>
    </style:style>
    <style:style style:name="T1" style:family="text">
      <style:text-properties officeooo:rsid="0005d73d"/>
    </style:style>
    <style:style style:name="T2" style:family="text">
      <style:text-properties fo:font-size="12pt" officeooo:rsid="0003ea5e" style:font-size-asian="10.5pt" style:font-size-complex="12pt"/>
    </style:style>
    <style:style style:name="T3" style:family="text">
      <style:text-properties fo:font-size="12pt" officeooo:rsid="0005d73d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leczko Paweł</text:p>
      <text:p text:style-name="P1">21.05.2021</text:p>
      <text:p text:style-name="P2"/>
      <text:p text:style-name="P2"/>
      <text:p text:style-name="P2"/>
      <text:p text:style-name="P2">PROJEKT GRY „ASHBRINGER”</text:p>
      <text:p text:style-name="P2"/>
      <text:p text:style-name="P4">RAPORT III</text:p>
      <text:p text:style-name="P3"/>
      <text:p text:style-name="P12">Aktualizacja prototypu :</text:p>
      <text:p text:style-name="P7"/>
      <text:p text:style-name="P5">Dodane zostały punkty, które gracz zdobywa niszcząc boty pociskami.</text:p>
      <text:p text:style-name="P5"/>
      <text:p text:style-name="P11"><text:span text:style-name="T2">Dodana została waluta w grze, gracz zdobywa </text:span><text:span text:style-name="T3">pieniądze</text:span><text:span text:style-name="T2"> podobnie jak punkty, niszcząc boty. </text:span></text:p>
      <text:p text:style-name="P5"/>
      <text:p text:style-name="P5">Ilość zdobywanych punktów i pieniędzy w grze zależy od poziomu botów, niszcząc bota z wyższym poziomem zdobywamy więcej punktów i pieniędzy.</text:p>
      <text:p text:style-name="P5"/>
      <text:p text:style-name="P5">Gra posiada teraz ścieżki dźwiękowe, które słyszymy przy niszczeniu botów, strzelaniu, przy wygranej lub przegranej.</text:p>
      <text:p text:style-name="P5"/>
      <text:p text:style-name="P6">Dodana została nowa czcionka, która jest używana do wyświetlania napisów punktów życia, zdobytych punktów i pieniędzy <text:span text:style-name="T1">(</text:span>w lewym górnym rogu okna gry<text:span text:style-name="T1">), oraz do wyświetlania napisu po wygraniu lub przegraniu</text:span>.</text:p>
      <text:p text:style-name="P6"/>
      <text:p text:style-name="P6"><text:s/><text:span text:style-name="T1">Dodatkowo jeżeli graczowi nie uda się zniszczyć bota i ten przeleci przez dolną krawędź mapy, to gracz traci swoje punkty życia.</text:span></text:p>
      <text:p text:style-name="P8"/>
      <text:p text:style-name="P8"/>
      <text:p text:style-name="P12">Brakujące elementy projektu :</text:p>
      <text:p text:style-name="P13"/>
      <text:p text:style-name="P9">Menu startowe oraz sklep pozwalający graczowi odnawiać swoje punkty życia oraz ulepszać swoje zdolności ( szybkość poruszania się, szybkostrzelność ).</text:p>
      <text:p text:style-name="P9">Zmiana systemu strzelania aby zablokować graczowi oszukiwanie.</text:p>
      <text:p text:style-name="P9"/>
      <text:p text:style-name="P12">Buggi :</text:p>
      <text:p text:style-name="P10"/>
      <text:p text:style-name="P10">Gracz może oszukiwać i przy wciśnięciu odpowiedniej kombinacji klawiszy może strzelać serią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08:48:58.414614817</meta:creation-date>
    <dc:date>2021-05-21T09:10:17.062327498</dc:date>
    <meta:editing-duration>PT10M58S</meta:editing-duration>
    <meta:editing-cycles>1</meta:editing-cycles>
    <meta:document-statistic meta:table-count="0" meta:image-count="0" meta:object-count="0" meta:page-count="1" meta:paragraph-count="16" meta:word-count="165" meta:character-count="1168" meta:non-whitespace-character-count="1017"/>
    <meta:generator>LibreOffice/6.4.6.2$Linux_X86_64 LibreOffice_project/40$Build-2</meta:generator>
  </office:meta>
</office:document-meta>
</file>